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6.25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16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lass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co_n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itical Reading and Compos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lculus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gorithmic Design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mputing in the Modern Wor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hetoric and Compos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lculus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eneral Chemist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ssentials of Phys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gorithmic Design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X?Linus Fundament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igital Logic 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troduction to Software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screte Structu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eneral Chemistry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ssentials of Phys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blic Communic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ro to Computer Architec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ctor Calcul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perating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gramming Language Structu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ta Structures &amp; Algorith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f. Issues in Computer Science Engr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echnical Wri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usiness Wri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troduction to Computer Network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tatistics for Engine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pstone Computing Project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oundations of Comput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pplied Linear Algeb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Applied Linear Algebra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apstone Computing Project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obotic Applications &amp; 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lectrical Scie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lementary Differential Equ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ircu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ignals &amp;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mbedded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omputer Systems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dvanced Digital 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r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Co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r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Co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r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Co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 Science Elect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Area Elect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ication Area Elect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a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lication Area Elect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eral Arts Elect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eral Arts Elect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 Arts Elect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CE Major Elect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CE Major Electiv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CE Major Elective</text:p>
          </table:table-cell>
          <table:table-cell office:value-type="float" office:value="5" calcext:value-type="float">
            <text:p>5</text:p>
          </table:table-cell>
        </table:table-row>
      </table:table>
      <table:table table:name="Curriculu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co_num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mingrade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cr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cr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ccr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l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a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a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a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l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c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cr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cr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ccr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c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</text:p>
          </table:table-cell>
          <table:table-cell/>
        </table:table-row>
      </table:table>
      <table:table table:name="College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0:32:43.224305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52:59.100012480</meta:creation-date>
    <dc:date>2017-09-29T11:06:56.237903766</dc:date>
    <meta:editing-duration>PT57M47S</meta:editing-duration>
    <meta:editing-cycles>17</meta:editing-cycles>
    <meta:generator>LibreOffice/5.1.6.2$Linux_X86_64 LibreOffice_project/10m0$Build-2</meta:generator>
    <meta:document-statistic meta:table-count="3" meta:cell-count="675" meta:object-count="0"/>
  </office:meta>
</office:document-meta>
</file>